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64.878cm" table:align="margins"/>
    </style:style>
    <style:style style:name="Table2.A" style:family="table-column">
      <style:table-column-properties style:column-width="3.159cm" style:rel-column-width="3191*"/>
    </style:style>
    <style:style style:name="Table2.B" style:family="table-column">
      <style:table-column-properties style:column-width="61.718cm" style:rel-column-width="6234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1.526cm" table:align="margins"/>
    </style:style>
    <style:style style:name="Table3.A" style:family="table-column">
      <style:table-column-properties style:column-width="5.837cm" style:rel-column-width="6217*"/>
    </style:style>
    <style:style style:name="Table3.B" style:family="table-column">
      <style:table-column-properties style:column-width="55.69cm" style:rel-column-width="5931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4" style:family="table">
      <style:table-properties style:width="24.305cm" fo:margin-left="0cm" table:align="left"/>
    </style:style>
    <style:style style:name="Table54.A" style:family="table-column">
      <style:table-column-properties style:column-width="2.988cm"/>
    </style:style>
    <style:style style:name="Table54.B" style:family="table-column">
      <style:table-column-properties style:column-width="21.317cm"/>
    </style:style>
    <style:style style:name="Table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4.B1" style:family="table-cell">
      <style:table-cell-properties fo:padding="0.097cm" fo:border="0.05pt solid #000000"/>
    </style:style>
    <style:style style:name="Table54.A2" style:family="table-cell">
      <style:table-cell-properties fo:padding="0.097cm" fo:border-left="0.05pt solid #000000" fo:border-right="none" fo:border-top="none" fo:border-bottom="0.05pt solid #000000"/>
    </style:style>
    <style:style style:name="Table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5" style:family="table">
      <style:table-properties style:width="24.305cm" fo:margin-left="0cm" table:align="left"/>
    </style:style>
    <style:style style:name="Table55.A" style:family="table-column">
      <style:table-column-properties style:column-width="2.69cm"/>
    </style:style>
    <style:style style:name="Table55.B" style:family="table-column">
      <style:table-column-properties style:column-width="21.615cm"/>
    </style:style>
    <style:style style:name="Table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5.B1" style:family="table-cell">
      <style:table-cell-properties fo:padding="0.097cm" fo:border="0.05pt solid #000000"/>
    </style:style>
    <style:style style:name="Table55.A2" style:family="table-cell">
      <style:table-cell-properties fo:padding="0.097cm" fo:border-left="0.05pt solid #000000" fo:border-right="none" fo:border-top="none" fo:border-bottom="0.05pt solid #000000"/>
    </style:style>
    <style:style style:name="Table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55.497cm" style:rel-width="100%" fo:break-before="page" table:align="left" style:writing-mode="lr-tb"/>
    </style:style>
    <style:style style:name="Table52.A" style:family="table-column">
      <style:table-column-properties style:column-width="6.971cm" style:rel-column-width="1704*"/>
    </style:style>
    <style:style style:name="Table52.B" style:family="table-column">
      <style:table-column-properties style:column-width="48.526cm" style:rel-column-width="11861*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B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48.332cm" style:rel-width="100%" table:align="left" style:writing-mode="lr-tb"/>
    </style:style>
    <style:style style:name="Table53.A" style:family="table-column">
      <style:table-column-properties style:column-width="10.548cm" style:rel-column-width="1873*"/>
    </style:style>
    <style:style style:name="Table53.B" style:family="table-column">
      <style:table-column-properties style:column-width="37.784cm" style:rel-column-width="6710*"/>
    </style:style>
    <style:style style:name="Table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3.B1" style:family="table-cell">
      <style:table-cell-properties fo:padding="0.097cm" fo:border="0.05pt solid #000000"/>
    </style:style>
    <style:style style:name="Table53.A2" style:family="table-cell">
      <style:table-cell-properties fo:padding="0.097cm" fo:border-left="0.05pt solid #000000" fo:border-right="none" fo:border-top="none" fo:border-bottom="0.05pt solid #000000"/>
    </style:style>
    <style:style style:name="Table5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86dc" officeooo:paragraph-rsid="00005654"/>
    </style:style>
    <style:style style:name="P2" style:family="paragraph" style:parent-style-name="Standard">
      <style:text-properties fo:color="#cccccc" officeooo:paragraph-rsid="00005654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paragraph-rsid="00005654" style:font-style-asian="italic"/>
    </style:style>
    <style:style style:name="P4" style:family="paragraph" style:parent-style-name="Standard">
      <style:text-properties fo:font-style="italic" officeooo:paragraph-rsid="00005654" style:font-style-asian="italic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005654"/>
    </style:style>
    <style:style style:name="P6" style:family="paragraph" style:parent-style-name="Standard">
      <style:text-properties officeooo:paragraph-rsid="00005654"/>
    </style:style>
    <style:style style:name="P7" style:family="paragraph" style:parent-style-name="Standard">
      <style:text-properties fo:font-weight="bold" officeooo:paragraph-rsid="00005654" style:font-weight-asian="bold"/>
    </style:style>
    <style:style style:name="P8" style:family="paragraph" style:parent-style-name="Table_20_Contents">
      <style:text-properties officeooo:rsid="001728d2" officeooo:paragraph-rsid="00005654"/>
    </style:style>
    <style:style style:name="P9" style:family="paragraph" style:parent-style-name="Table_20_Contents">
      <style:text-properties officeooo:rsid="001c86dc" officeooo:paragraph-rsid="00005654"/>
    </style:style>
    <style:style style:name="P10" style:family="paragraph" style:parent-style-name="Table_20_Contents">
      <style:text-properties officeooo:rsid="0007f074" officeooo:paragraph-rsid="00005654"/>
    </style:style>
    <style:style style:name="P11" style:family="paragraph" style:parent-style-name="Table_20_Contents">
      <style:text-properties officeooo:paragraph-rsid="00005654"/>
    </style:style>
    <style:style style:name="P12" style:family="paragraph" style:parent-style-name="Footnote">
      <style:text-properties fo:language="de" fo:country="DE"/>
    </style:style>
    <style:style style:name="P13" style:family="paragraph" style:parent-style-name="Standard" style:list-style-name="WW8Num17">
      <style:text-properties officeooo:paragraph-rsid="00005654"/>
    </style:style>
    <style:style style:name="P14" style:family="paragraph" style:parent-style-name="Standard" style:list-style-name="WW8Num9">
      <style:text-properties officeooo:paragraph-rsid="00005654"/>
    </style:style>
    <style:style style:name="P15" style:family="paragraph" style:parent-style-name="Standard" style:list-style-name="WW8Num1">
      <style:text-properties officeooo:paragraph-rsid="00005654"/>
    </style:style>
    <style:style style:name="P16" style:family="paragraph" style:parent-style-name="Heading_20_3">
      <style:text-properties officeooo:paragraph-rsid="00005654"/>
    </style:style>
    <style:style style:name="P17" style:family="paragraph" style:parent-style-name="Heading_20_4">
      <style:text-properties officeooo:paragraph-rsid="00005654"/>
    </style:style>
    <style:style style:name="T1" style:family="text">
      <style:text-properties fo:color="#ff3838"/>
    </style:style>
    <style:style style:name="T2" style:family="text">
      <style:text-properties fo:color="#6b5e9b"/>
    </style:style>
    <style:style style:name="T3" style:family="text">
      <style:text-properties fo:color="#168253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xxx</text:p>
          </table:table-cell>
          <table:table-cell table:style-name="Table2.B1" office:value-type="string">
            <text:p text:style-name="P6">xxxxxxxxxx</text:p>
            <text:p text:style-name="P6">xxxxxxxxx<text:span text:style-name="T1">xxxxxxxxxxxxxxxxxxxxxxxxxxxxxxxxxx</text:span>x<text:span text:style-name="T2">xxxxxxxxxxxxxxxxxxxxxxxxxxxxxxxx</text:span>x<text:span text:style-name="T3">xxxxxxxxxxxxxxxxxxxxxxxxxxxxx</text:span></text:p>
            <text:p text:style-name="P6">xxxxxxxxxxxxxxxxxxxxxxxxxxxxxxxxxxxxxxxxxxxxxxxxxxxxxxxxxxxxxxxxxxxxxxxxxxxxxxxxxxxxxxxxxxxxxxxxxxxxxxx</text:p>
            <text:p text:style-name="P6">xxxxxxxxxxxxxxxxxxxxxxxxxxxxxxxxxxxxxxxxxxxxxxxxxxxxxxxxxxxxxxxxxxxxxxxxxxxxxxxxxxxxxxxxxxxxxxxxxxxxxxxxxxxxxxxxxxxxxxxxxxxxxxxxxxxxxxxxxxxxxxxxxxxxxxxxxxxxxxxxxxxxxxxxxxxxxxxxxxxxxxxxxxxxxxxxxxxxxxxxxxxxxxxxx</text:p>
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<text:p text:style-name="P6"/>
            <text:p text:style-name="P1">xxxx</text:p>
            <text:p text:style-name="P2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<text:p text:style-name="P2">xxxxxxxxxxxxxxxxxxxxxxxxxxxxxxxxxxxxxxxxxxxxxxxxxxxxxxxxxxxxxxxxxxxxxxxxxxxxxxxxxxxxxxxxxxx</text:p>
            <text:p text:style-name="P2">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<text:p text:style-name="P6">xxxxxxxxxxxxxxxxxxxxxxxxxxxxxxxxxxxxxxxxxxxxxxxxxxxxxxxxxxxxxxxx</text:p>
            <text:p text:style-name="P6">xxxxxxxxxxxxxxxxxxxxxxxxxxxxxxxxxxxxxxxxxxxxxxxxxxxxxxxxxxxxxxxxxxxxxxxxxxxxxxxx</text:p>
            <text:p text:style-name="P6">xxxxxxxxxxxxxxxxxxxxxxxxxxxxxxxxxxxxxxxxxxxxxxxxxxxxxxxxxxxxxxxxxxxxxxxxxxxxxxxxxxxxxxxxxxxxxxxxxxxxxxxxxxxxxxxxxxxxxxxxxxxxxxxxxxxxxxxxxxxxxxxxxxxxxxxxxxxxxxxxxxxx</text:p>
            <text:p text:style-name="P6">xxxxxxxxxxxxxxxxxxxxxxxxxxxxxxxxxxxxxxxxxxxxxxxxxxxxxxxxxxxxxxxxxxxxxxxxxxxxxxxxxxxxxxxxxxxxxxxxxxxxxxxxxxxxxxxxxxxxxxxxxxxxxxxxxxxxxxxxxxxxxxxxxxx</text:p>
            <text:p text:style-name="P6">xxxxxxxxxxxxxxxxxxxxxxxxxxxxxxxxxxxxxxxxxxxxxxxxxxxxxxxxxxxxxxxxxxxxxxxxxxxxxxxxxxxxxxxxxxxxxxxxxxxxxxxxxxxxxxxxxxxxxxxxxxxxxxxxxxxxxxxxxxxxxxxxxxxxxxxxxxxxxxxxxxxxxxxxxxxxxxxxxxxxxx</text:p>
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</table:table-cell>
        </table:table-row>
        <table:table-row>
          <table:table-cell table:style-name="Table2.A2" office:value-type="string">
            <text:p text:style-name="P8">xxx</text:p>
          </table:table-cell>
          <table:table-cell table:style-name="Table2.B2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1"/>
                </table:table-cell>
                <table:table-cell table:style-name="Table3.B1" office:value-type="string">
                  <table:table table:name="Table54" table:style-name="Table54">
                    <table:table-column table:style-name="Table54.A"/>
                    <table:table-column table:style-name="Table54.B"/>
                    <table:table-row>
                      <table:table-cell table:style-name="Table54.A1" office:value-type="string">
                        <text:p text:style-name="P9">xxxxxxxxxxxxxxxxxxxxxx</text:p>
                      </table:table-cell>
                      <table:table-cell table:style-name="Table54.B1" office:value-type="string">
                        <text:p text:style-name="P6">xxxxxxxxxxxxxxxxxxxxxxxxxxxxxxxxxxxxxxxxxxxxxxxxxxxxxxxxxxxxxxxxxxxxxxxxxxxxxxxxxxxxxxxxxxxxxxxxxxxxxxxxxxxxxxxxxxxxxxxxxxxxxxxxxxxxxxxxxxxxxxxxxxxxxxxxxxxxxxxxxxxxxxxxxxxxxxxxxxxxxxxxxxxxxxxxxxxxxxxxxxxxxxxx<text:span text:style-name="Footnote_20_Symbol"><text:note text:id="ftn1" text:note-class="footnote"><text:note-citation/><text:note-body><text:p text:style-name="P12">xxxxxxxxxxxxxxxxxxxxxxxxxxxxxxxxxxxxxxxxxxxxxxxxxxxxxxxxxxxxxxxxxxxxxxxxxx</text:p></text:note-body></text:note></text:span>x</text:p>
                        <text:p text:style-name="P6"/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<text:p text:style-name="P6"/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<text:p text:style-name="P6"/>
                        <text:p text:style-name="P3">xxxxxxxxxxxxxxxxxxxxxxxxxxxxxxxxxxxxxxx</text:p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<text:p text:style-name="P6"/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</table:table-cell>
                    </table:table-row>
                    <table:table-row>
                      <table:table-cell table:style-name="Table54.A2" office:value-type="string">
                        <text:p text:style-name="P9">xxxxxxxxxxxxxxxx</text:p>
                      </table:table-cell>
                      <table:table-cell table:style-name="Table54.B2" office:value-type="string">
                        <text:p text:style-name="P6">xxxxxxxxxxxxxxxxxxxxxxxxxxxxxxxxxxxxxxxxxxxxxxxxxxxxxxxxxxxxxxxxxxxxxxxxxxxxxxxxxxxxxxxxxxxxxxxxxxxxxxxxxxxxxxxxxxxxxxxxxxxxxxxxxxxxxxxxxxxxxxxxxxxxxxxxxxxxxxxxxxxxxxxxxxxxxxxxxxxxxxxx</text:p>
                        <text:p text:style-name="P6"/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<text:p text:style-name="P6"/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3.A2" office:value-type="string">
                  <text:p text:style-name="P10">xxxxxx</text:p>
                </table:table-cell>
                <table:table-cell table:style-name="Table3.B2" office:value-type="string">
                  <table:table table:name="Table55" table:style-name="Table55">
                    <table:table-column table:style-name="Table55.A"/>
                    <table:table-column table:style-name="Table55.B"/>
                    <table:table-row>
                      <table:table-cell table:style-name="Table55.A1" office:value-type="string">
                        <text:p text:style-name="P11"/>
                      </table:table-cell>
                      <table:table-cell table:style-name="Table55.B1" office:value-type="string">
                        <text:p text:style-name="P6">xxxxxxxxxxxxxxxxxxxxxxxxxxxxxxxxxxxxxxxxxxxxxxxxxxxxxxxxxxxxxxxxxxxxxxxxxxxxxxxxxxxxxxxxxxxxxxxxxxxxxxxxxxxxxxxxxxxxxxxxxxxx</text:p>
                      </table:table-cell>
                    </table:table-row>
                    <table:table-row>
                      <table:table-cell table:style-name="Table55.A2" office:value-type="string">
                        <text:p text:style-name="P6">xxxxxxxxxxxxxxxxxxxx</text:p>
                      </table:table-cell>
                      <table:table-cell table:style-name="Table55.B2" office:value-type="string"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</table:table-cell>
                    </table:table-row>
                    <table:table-row>
                      <table:table-cell table:style-name="Table55.A2" office:value-type="string">
                        <text:p text:style-name="P11"/>
                      </table:table-cell>
                      <table:table-cell table:style-name="Table55.B2" office:value-type="string"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span text:style-name="Footnote_20_Symbol">x</text:span><text:span text:style-name="Footnote_20_Symbol"><text:note text:id="ftn2" text:note-class="footnote"><text:note-citation/><text:note-body><text:p text:style-name="Footnote">xxxxxxxxxxxxxxxxxxxxxxxxxxxxx</text:p></text:note-body></text:note></text:span>xxxxxxxxxxxxxxxxxxxxxxxxxxxxxxxxxxxxxxxxxxxxxxxxxxxxxxxxxxxxxxxxxxxxxxxxxxxxxxxxxxxxxxxxxxxxxxxxxxxx</text:p>
                        <text:p text:style-name="P6"/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span text:style-name="Footnote_20_Symbol"><text:note text:id="ftn3" text:note-class="footnote"><text:note-citation/><text:note-body><text:p text:style-name="Footnote">xxxxxxxxxxxxxxxxxxxxxxxxxxxxxxxxx</text:p></text:note-body></text:note></text:span>xxxxxxxxxxxxxxxxxxxxxxxxxxxxxxxxxxxxxxxxxxxxxxxxxxxxxxxxxxxxxxxxxxxxxxxxxxxxxxxxxxxxxxxxxxxxxxxxxxxxxxxxxxxxxxxxxxxxxxxxxxxxxxxxxxxxxxxxxxxxxxxxxxxxxxxxxxxxxxxxxxxxxxxxxxxxxxxxxxxxxxxxxxxxxx</text:p>
                      </table:table-cell>
                    </table:table-row>
                    <table:table-row>
                      <table:table-cell table:style-name="Table55.A2" office:value-type="string">
                        <text:p text:style-name="P11"/>
                      </table:table-cell>
                      <table:table-cell table:style-name="Table55.B2" office:value-type="string">
                        <text:list xml:id="list2693716640" text:style-name="WW8Num7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7" text:outline-level="4">xxxxxxxxxxxxxxxxxxxx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<text:p text:style-name="P6"/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<text:p text:style-name="P6"/>
                        <text:p text:style-name="P5">xxxxxxxxxx</text:p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<text:p text:style-name="P6">x</text:p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<text:p text:style-name="P6">x</text:p>
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</table:table-cell>
                    </table:table-row>
                  </table:table>
                  <text:p text:style-name="P6"/>
                  <text:list xml:id="list154533744700940" text:continue-numbering="true" text:style-name="WW8Num7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7" text:outline-level="4">xxxxxxxxxxxxxxxxxxxxxxxxxxxxxxxxxxxxxxxxxx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span text:style-name="Footnote_20_Symbol">x</text:span><text:span text:style-name="Footnote_20_Symbol"><text:note text:id="ftn4" text:note-class="footnote"><text:note-citation/><text:note-body><text:p text:style-name="P12">xxxxxxxxxxxxxxxxxxxxxxxxxxxxx</text:p></text:note-body></text:note></text:span></text:p>
                  <text:p text:style-name="P6"><text:span text:style-name="T4"><text:line-break/></text:span>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<text:p text:style-name="P6"/>
                  <text:p text:style-name="P5">xxxxxxxxxxxxxxxxxxxxx</text:p>
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<text:p text:style-name="P6">x</text:p>
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<text:list xml:id="list154533759524576" text:continue-numbering="true" text:style-name="WW8Num7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7" text:outline-level="4"/>
                                </text:list-item>
                              </text:list>
                            </text:list-item>
                            <text:list-item>
                              <text:h text:style-name="P16" text:outline-level="3"><text:bookmark-start text:name="__RefHeading___Toc306547356"/>xxxxxxxxxxxxxxxxxxx<text:bookmark-end text:name="__RefHeading___Toc306547356"/></text:h>
                            </text:list-item>
                          </text:list>
                        </text:list-item>
                      </text:list>
                    </text:list-item>
                  </text:list>
                  <text:p text:style-name="P6"/>
                  <text:p text:style-name="P6"/>
                  <text:list xml:id="list154532575898689" text:continue-numbering="true" text:style-name="WW8Num7">
                    <text:list-item>
                      <text:list>
                        <text:list-item>
                          <text:list>
                            <text:list-item>
                              <text:h text:style-name="P16" text:outline-level="3"><text:bookmark-start text:name="__RefHeading___Toc306547357"/>xxxxxxxxxxxxxxxxxxxxxxxxxxxxxxxxxxxxxxxxxxxxxxxxxxxxxxx<text:bookmark-end text:name="__RefHeading___Toc306547357"/></text:h>
                            </text:list-item>
                          </text:list>
                        </text:list-item>
                      </text:list>
                    </text:list-item>
                  </text:list>
                  <text:p text:style-name="P6"/>
                  <text:list xml:id="list154532064018853" text:continue-numbering="true" text:style-name="WW8Num7">
                    <text:list-item>
                      <text:list>
                        <text:list-item>
                          <text:list>
                            <text:list-item>
                              <text:h text:style-name="P16" text:outline-level="3"><text:bookmark-start text:name="__RefHeading___Toc306547358"/>xxxxxxxxxxxxxxxxxxxxxxxxxxxxxxxxxxxxxx<text:bookmark-end text:name="__RefHeading___Toc306547358"/></text:h>
                            </text:list-item>
                          </text:list>
                        </text:list-item>
                      </text:list>
                    </text:list-item>
                  </text:list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10">xxxxxxxxxxx</text:p>
                </table:table-cell>
                <table:table-cell table:style-name="Table3.B2" office:value-type="string">
                  <table:table table:name="Table52" table:style-name="Table52">
                    <table:table-column table:style-name="Table52.A"/>
                    <table:table-column table:style-name="Table52.B"/>
                    <table:table-row>
                      <table:table-cell table:style-name="Table52.A1" office:value-type="string">
                        <text:p text:style-name="P10">xxxxxxxxx</text:p>
                      </table:table-cell>
                      <table:table-cell table:style-name="Table52.B1" office:value-type="string">
                        <text:list xml:id="list128350356" text:style-name="WW8Num17">
                          <text:list-item>
                            <text:p text:style-name="P13">xxxxxxxxxxxxxxxxxxxxxxxxxx</text:p>
                          </text:list-item>
                          <text:list-item>
                            <text:p text:style-name="P13">xxxxxxxxxxxxxxxxxxxxxxxxxxxxxxxxxxxxxxx</text:p>
                            <text:list>
                              <text:list-item>
                                <text:p text:style-name="P13">xxxxxxxxxxxxxxxxxxxxxxxxxxxxxxxxxxxxxxxxxxxxxxxxxxxxxxxxxxxxx</text:p>
                              </text:list-item>
                              <text:list-item>
                                <text:p text:style-name="P13">xxxxxxxxxxxxxxxxxxxxxxxxxxxxxxxxxxxxxxxxxxxxxxxxxxxxxxxxxxxxxxxxxxxxxxxxxxxxxxxxxxxxxxxxxxxxxxxxxxx</text:p>
                              </text:list-item>
                              <text:list-item>
                                <text:p text:style-name="P13">xxxxxxxxxxxxxxxxxxxxxxxxxxxxxxxxxxxxxxxxxxxxxxxxxxxxxxxxxxxxxxxxxxxxxx</text:p>
                              </text:list-item>
                              <text:list-item>
                                <text:p text:style-name="P13">xxxxxxxxxxxxxxxxxxxxxxxxxxxxxxxxxxxxxxxxxxxxxxxxxxxxxxxxxxxxxxxxxxxxxxxxxxxxxxxxxxxxxxxxxxxxxxxxxxxxxxxxxxxxxxxxxxxxxxxxx</text:p>
                              </text:list-item>
                            </text:list>
                          </text:list-item>
                        </text:list>
                      </table:table-cell>
                    </table:table-row>
                    <table:table-row>
                      <table:table-cell table:style-name="Table52.A2" office:value-type="string">
                        <text:p text:style-name="P10">xxxxxxxxxxxxxxxx</text:p>
                      </table:table-cell>
                      <table:table-cell table:style-name="Table52.B2" office:value-type="string">
                        <table:table table:name="Table53" table:style-name="Table53">
                          <table:table-column table:style-name="Table53.A"/>
                          <table:table-column table:style-name="Table53.B"/>
                          <table:table-row>
                            <table:table-cell table:style-name="Table53.A1" office:value-type="string">
                              <text:p text:style-name="P3"/>
                            </table:table-cell>
                            <table:table-cell table:style-name="Table53.B1" office:value-type="string"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</table:table-cell>
                          </table:table-row>
                          <table:table-row>
                            <table:table-cell table:style-name="Table53.A2" office:value-type="string">
                              <text:p text:style-name="P3">xxxxxxxxxxxxxxxxxxx</text:p>
                            </table:table-cell>
                            <table:table-cell table:style-name="Table53.B2" office:value-type="string"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</table:table-cell>
                          </table:table-row>
                          <table:table-row>
                            <table:table-cell table:style-name="Table53.A2" office:value-type="string">
                              <text:p text:style-name="P3">xxxxxxxxxxxx</text:p>
                            </table:table-cell>
                            <table:table-cell table:style-name="Table53.B2" office:value-type="string"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span text:style-name="Footnote_20_Symbol"><text:note text:id="ftn5" text:note-class="footnote"><text:note-citation/><text:note-body><text:p text:style-name="Footnote">xxxxxxxxxxxxxxxxxxxxxxxxxxxxxxxxxx</text:p></text:note-body></text:note></text:span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6"/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6"/>
                              <text:p text:style-name="P3">xxxxxxxxxxxxxxxxxxxxxxxxxxxxxxxxxxxxxxxxxxxxxxxxxxxxxxxxxxxxxxxx</text:p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7"/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6">xxxxxxxxxxxxxxxxxxxxxxxxxxxxxxxxxxxxxxxxxxxxxxxxxxxxxxxxxxxxxxxxxxxxxxxxxxxxxxxxxxxxxxxxxxxxxxxxxxxxxxxxxxxxxxxxxxxxxxxxxxxxxxxxxxxxxxxxxxxxxxxxxxxxxxxxxxxxxxxxxxxxxxxxxxxxxxxxxxxxxxxxxxxxxxxxxxxxxxxxxxxxxxx</text:p>
                              <text:p text:style-name="P6"/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6"/>
                            </table:table-cell>
                          </table:table-row>
                          <table:table-row>
                            <table:table-cell table:style-name="Table53.A2" office:value-type="string">
                              <text:p text:style-name="P3"/>
                            </table:table-cell>
                            <table:table-cell table:style-name="Table53.B2" office:value-type="string">
                              <text:p text:style-name="P3">xxxxxxxxxxxxxxxxx</text:p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6"/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6"/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6"/>
                              <text:p text:style-name="P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<text:p text:style-name="P6"/>
                              <text:p text:style-name="P5">xxxxxxxxxxxxxxxxxxxxxxxxxxx</text:p>
                              <text:list xml:id="list480872436" text:style-name="WW8Num9">
                                <text:list-item>
                                  <text:p text:style-name="P14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  </text:list-item>
                                <text:list-item>
                                  <text:p text:style-name="P14">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  </text:list-item>
                              </text:list>
                              <text:p text:style-name="P6"/>
                              <text:p text:style-name="P4">xxxxxxxxxxxxxxxx</text:p>
                              <text:list xml:id="list154532037099946" text:continue-numbering="true" text:style-name="WW8Num9">
                                <text:list-item>
                                  <text:list>
                                    <text:list-item>
                                      <text:p text:style-name="P14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      </text:list-item>
                                    <text:list-item>
                                      <text:p text:style-name="P14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      </text:list-item>
                                    <text:list-item>
                                      <text:p text:style-name="P14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      </text:list-item>
                                    <text:list-item>
                                      <text:p text:style-name="P14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                        </text:list-item>
                                  </text:list>
                                </text:list-item>
                              </text:list>
                            </table:table-cell>
                          </table:table-row>
                        </table:table>
                        <text:p text:style-name="P6"/>
                      </table:table-cell>
                    </table:table-row>
                    <table:table-row>
                      <table:table-cell table:style-name="Table52.A2" office:value-type="string">
                        <text:p text:style-name="P10">xxxxxxxxxxxxxxxxxxxxxxxxxxxxxxxxxxxxxxxxx</text:p>
                      </table:table-cell>
                      <table:table-cell table:style-name="Table52.B2" office:value-type="string">
                        <text:p text:style-name="P6">xxxxxxxxxxxxxxxxxxxxxxxxxxxxxxxxxxxxxxxxxxxxxxxxxxxxxxxxxxxxxxxxxxxxxxxxxxxxxxxxx</text:p>
                        <text:list xml:id="list3946123111" text:style-name="WW8Num1">
                          <text:list-item>
                            <text:p text:style-name="P15">xxxxxxxxxxxxxxxxxxxxxxxxxxxxxxxxxxxxxxxxxxxxxxxxxxxxxxxxxxxxxxxxxxxxxxxxxxxxxxxxxxxxxxxxxxxxxxxxxxxxxxxxxxxxxxxxxxxxxxxxxxxxxxxxxxxxxxxxxxxxxxxxxxxxxxxxxxxxxxxxxxxxxxxxxx</text:p>
                          </text:list-item>
                          <text:list-item>
                            <text:p text:style-name="P15">xxxxxxxxxxxxxxxxxxxxxxxxxxxxxxxxxxxxxxxxxxxxxxxxxxxxxxxxxxxxxxxxxxxxxxxxxxxxxxxxxxxxxxxxxxxxxxxxxxxxxxxxxxxxxxxxxxxxxxxxxxxxxxxxxxxxxxxxxxxxxxxxxxxxxxxxxxxxxxxxxxxxxxxxxxxxxxxxxxxxxxxxxxxxxxxxxxxxxxxx</text:p>
                          </text:list-item>
                          <text:list-item>
                            <text:p text:style-name="P15">xxxxxxxxxxxxxxxxxxxxxxxxxxxxxxxxxxxxxxxxxxxxxxxxxxxxxxxxxxxxxxxxxxxxxxxxxxxxxxxxxxxxxxxxxxxxxxxxxxxxxxxxxxxxxxxxxxxxxxxxxxxxxxxxxxxxxxxxxxxxxxxxxxxxxxxxxxxxxxxxxxxxxxxxxxxxxxxxxxxxxxxxxx</text:p>
                          </text:list-item>
                          <text:list-item>
                            <text:p text:style-name="P15">xxxxxxxxxxxxxxxxxxxxxxxxxxxxxxxxxxxxxxxxxxxxxxxxxxxxxxxxx</text:p>
                          </text:list-item>
                        </text:list>
                      </table:table-cell>
                    </table:table-row>
                  </table:table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10"/>
                </table:table-cell>
                <table:table-cell table:style-name="Table3.B2" office:value-type="string">
                  <text:p text:style-name="P6"/>
                </table:table-cell>
              </table:table-row>
            </table:table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7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7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tandaardalinea-lettertype" style:family="text"/>
    <style:style style:name="Footnote_20_Symbol" style:display-name="Footnote Symbol" style:family="text" style:parent-style-name="Standaardalinea-lettertype">
      <style:text-properties style:text-position="super 58%"/>
    </style:style>
    <style:style style:name="WW8Num7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1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35:31.864611000</meta:creation-date>
    <dc:date>2018-09-25T15:45:31.871000000</dc:date>
    <meta:editing-duration>PT41S</meta:editing-duration>
    <meta:editing-cycles>2</meta:editing-cycles>
    <meta:generator>LibreOfficeDev/6.2.0.0.alpha0$Windows_x86 LibreOffice_project/1aa37aa6bee19099b57555a6d839992b054aa405</meta:generator>
    <meta:document-statistic meta:table-count="6" meta:image-count="0" meta:object-count="0" meta:page-count="1" meta:paragraph-count="99" meta:word-count="120" meta:character-count="26155" meta:non-whitespace-character-count="26154"/>
  </office:meta>
</office:document-meta>
</file>